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ba72" officeooo:paragraph-rsid="0012ba72"/>
    </style:style>
    <style:style style:name="P2" style:family="paragraph" style:parent-style-name="Standard">
      <style:paragraph-properties fo:break-before="page"/>
      <style:text-properties officeooo:rsid="0012ba72" officeooo:paragraph-rsid="0012ba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nry Lefèvre</text:p>
      <text:p text:style-name="P1">Aymeric Seguret</text:p>
      <text:p text:style-name="P1"/>
      <text:p text:style-name="P1">Page de présentati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fevreh </meta:initial-creator>
    <meta:creation-date>2015-11-25T16:22:48.110766913</meta:creation-date>
    <dc:date>2015-11-25T16:23:21.081467872</dc:date>
    <dc:creator>lefevreh </dc:creator>
    <meta:editing-duration>P0D</meta:editing-duration>
    <meta:editing-cycles>1</meta:editing-cycles>
    <meta:document-statistic meta:table-count="0" meta:image-count="0" meta:object-count="0" meta:page-count="2" meta:paragraph-count="3" meta:word-count="7" meta:character-count="48" meta:non-whitespace-character-count="44"/>
    <meta:generator>LibreOffice/4.2.8.2$Linux_X86_64 LibreOffice_project/420m0$Build-2</meta:generator>
  </office:meta>
</office:document-meta>
</file>